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97f96" officeooo:paragraph-rsid="00197f96" style:font-weight-asian="bold" style:font-weight-complex="bold"/>
    </style:style>
    <style:style style:name="P2" style:family="paragraph" style:parent-style-name="Standard">
      <style:text-properties officeooo:rsid="001a493a" officeooo:paragraph-rsid="001a493a"/>
    </style:style>
    <style:style style:name="P3" style:family="paragraph" style:parent-style-name="Standard">
      <style:text-properties officeooo:paragraph-rsid="001a5d1a"/>
    </style:style>
    <style:style style:name="P4" style:family="paragraph" style:parent-style-name="Standard">
      <style:text-properties officeooo:rsid="001c1752" officeooo:paragraph-rsid="001c1752"/>
    </style:style>
    <style:style style:name="P5" style:family="paragraph" style:parent-style-name="Standard">
      <style:text-properties officeooo:rsid="001c1ffe" officeooo:paragraph-rsid="001c1ffe"/>
    </style:style>
    <style:style style:name="P6" style:family="paragraph" style:parent-style-name="Standard" style:list-style-name="L1">
      <style:text-properties officeooo:paragraph-rsid="001a493a"/>
    </style:style>
    <style:style style:name="P7" style:family="paragraph" style:parent-style-name="Standard" style:list-style-name="L1">
      <style:text-properties officeooo:rsid="001a493a" officeooo:paragraph-rsid="001a493a"/>
    </style:style>
    <style:style style:name="P8" style:family="paragraph" style:parent-style-name="Standard" style:list-style-name="L1">
      <style:text-properties officeooo:rsid="001a493a" officeooo:paragraph-rsid="001c1752"/>
    </style:style>
    <style:style style:name="P9" style:family="paragraph" style:parent-style-name="Standard" style:list-style-name="L1">
      <style:text-properties officeooo:rsid="002150cf" officeooo:paragraph-rsid="002150cf"/>
    </style:style>
    <style:style style:name="P10" style:family="paragraph" style:parent-style-name="Standard">
      <style:text-properties officeooo:paragraph-rsid="001fbd40"/>
    </style:style>
    <style:style style:name="P11" style:family="paragraph" style:parent-style-name="Standard" style:list-style-name="L3">
      <style:text-properties officeooo:rsid="0023aa68" officeooo:paragraph-rsid="0023aa68"/>
    </style:style>
    <style:style style:name="P12" style:family="paragraph" style:parent-style-name="Standard">
      <style:text-properties officeooo:rsid="0023aa68" officeooo:paragraph-rsid="0023aa68"/>
    </style:style>
    <style:style style:name="P13" style:family="paragraph" style:parent-style-name="Standard" style:list-style-name="L3">
      <style:text-properties officeooo:paragraph-rsid="0023aa68"/>
    </style:style>
    <style:style style:name="P14" style:family="paragraph" style:parent-style-name="Standard">
      <style:text-properties officeooo:rsid="001c1ffe" officeooo:paragraph-rsid="001c1ffe"/>
    </style:style>
    <style:style style:name="T1" style:family="text">
      <style:text-properties officeooo:rsid="001a493a"/>
    </style:style>
    <style:style style:name="T2" style:family="text">
      <style:text-properties style:text-position="super 58%"/>
    </style:style>
    <style:style style:name="T3" style:family="text">
      <style:text-properties style:text-position="super 58%" officeooo:rsid="001a493a"/>
    </style:style>
    <style:style style:name="T4" style:family="text">
      <style:text-properties style:text-position="super 58%" officeooo:rsid="001c1752"/>
    </style:style>
    <style:style style:name="T5" style:family="text">
      <style:text-properties style:text-position="super 58%" officeooo:rsid="001c1ffe"/>
    </style:style>
    <style:style style:name="T6" style:family="text">
      <style:text-properties style:text-position="super 58%" officeooo:rsid="0023aa68"/>
    </style:style>
    <style:style style:name="T7" style:family="text">
      <style:text-properties officeooo:rsid="0021c7c3"/>
    </style:style>
    <style:style style:name="T8" style:family="text">
      <style:text-properties officeooo:rsid="0023aa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ask 2) </text:span>Sign In - View</text:p>
      <text:p text:style-name="Standard"/>
      <text:list xml:id="list192716196" text:style-name="L1">
        <text:list-item>
          <text:p text:style-name="P7">Allow for displaying an error message when one is available</text:p>
          <text:list>
            <text:list-item>
              <text:p text:style-name="P7">See similar constructs in the existing productListing and productDetail views</text:p>
            </text:list-item>
          </text:list>
        </text:list-item>
      </text:list>
      <text:p text:style-name="P2"/>
      <text:list xml:id="list150839560153763" text:continue-numbering="true" text:style-name="L1">
        <text:list-item>
          <text:p text:style-name="P6"><text:span text:style-name="T1">Use a form element</text:span><text:span text:style-name="T3">[1,2]</text:span><text:span text:style-name="T1"> to submit user credentials via a POST</text:span><text:span text:style-name="T3">[3,4]</text:span><text:span text:style-name="T1"> request</text:span></text:p>
          <text:list>
            <text:list-item>
              <text:p text:style-name="P7">Form should contain a few elements</text:p>
              <text:list>
                <text:list-item>
                  <text:p text:style-name="P7">Input element<text:span text:style-name="T2">[</text:span><text:span text:style-name="T4">5,6</text:span><text:span text:style-name="T2">]</text:span> of type number<text:span text:style-name="T2">[</text:span><text:span text:style-name="T4">7</text:span><text:span text:style-name="T2">]</text:span> for the employee ID</text:p>
                </text:list-item>
                <text:list-item>
                  <text:p text:style-name="P8">Input element<text:span text:style-name="T2">[</text:span><text:span text:style-name="T4">5,6</text:span><text:span text:style-name="T2">]</text:span> of type password<text:span text:style-name="T2">[</text:span><text:span text:style-name="T4">7</text:span><text:span text:style-name="T2">]</text:span> for the password</text:p>
                </text:list-item>
                <text:list-item>
                  <text:p text:style-name="P8">Input element<text:span text:style-name="T2">[</text:span><text:span text:style-name="T4">5,6</text:span><text:span text:style-name="T2">]</text:span> of type submit<text:span text:style-name="T2">[</text:span><text:span text:style-name="T4">7</text:span><text:span text:style-name="T2">]</text:span> with text “Sign In”</text:p>
                </text:list-item>
              </text:list>
            </text:list-item>
            <text:list-item>
              <text:p text:style-name="P7">Form should perform validation on submission<text:span text:style-name="T2">[</text:span><text:span text:style-name="T5">8,9</text:span><text:span text:style-name="T2">]</text:span></text:p>
              <text:list>
                <text:list-item>
                  <text:p text:style-name="P9">Invoke the method to be defined in the “Sign In – Server-side functionality” task</text:p>
                </text:list-item>
              </text:list>
            </text:list-item>
          </text:list>
        </text:list-item>
      </text:list>
      <text:p text:style-name="P2"/>
      <text:p text:style-name="P10"><text:span text:style-name="T1">When an HTML form is submitted it performs an HTTP request of the type specified in the “method”</text:span><text:span text:style-name="T3">[10] </text:span><text:span text:style-name="T1">attribute of the element to the route, or endpoint, specified in the “action”</text:span><text:span text:style-name="T3">[11]</text:span><text:span text:style-name="T1"> attribute of the element. It sends the contents of the form’s child elements as the payload of the HTTP request, using each element’s “name” attribute as the associated property’s name. For example, if your form contained the following input element – &lt;input name=”xyz” type=”text” value=”abc” /&gt; – then the HTTP request payload would contain – xzy &lt;= “abc” – along with any other inputs that were part of the form.</text:span></text:p>
      <text:p text:style-name="P10"/>
      <text:list xml:id="list3787592474" text:style-name="L3">
        <text:list-item>
          <text:p text:style-name="P13"><text:span text:style-name="T8">Views are defined in HTML, but use a templating engine to allow for dynamic content from the server</text:span></text:p>
          <text:list>
            <text:list-item>
              <text:p text:style-name="P13"><text:span text:style-name="T8">The Java templating engine is Thymeleaf</text:span><text:span text:style-name="T6">[12]</text:span></text:p>
            </text:list-item>
            <text:list-item>
              <text:p text:style-name="P11">The NodeJS templating engine is EJS<text:span text:style-name="T2">[13]</text:span></text:p>
            </text:list-item>
            <text:list-item>
              <text:p text:style-name="P11">There are other templating engines for either environment, but these are the ones that I used</text:p>
              <text:list>
                <text:list-item>
                  <text:p text:style-name="P11">If you prefer another templating engine feel free to make the necessary adjustments</text:p>
                </text:list-item>
              </text:list>
            </text:list-item>
          </text:list>
        </text:list-item>
      </text:list>
      <text:p text:style-name="P3"/>
      <text:p text:style-name="P4"><text:span text:style-name="T2">[1]</text:span> https://www.w3schools.com/tags/tag_form.asp</text:p>
      <text:p text:style-name="P4"><text:span text:style-name="T2">[2]</text:span> https://www.w3schools.com/html/html_forms.asp</text:p>
      <text:p text:style-name="P4"><text:span text:style-name="T2">[3]</text:span> https://www.w3.org/Protocols/rfc2616/rfc2616-sec9.html</text:p>
      <text:p text:style-name="P4"><text:span text:style-name="T2">[4]</text:span> https://www.w3schools.com/tags/ref_httpmethods.asp</text:p>
      <text:p text:style-name="P4"><text:span text:style-name="T2">[5]</text:span> https://www.w3schools.com/tags/tag_input.asp</text:p>
      <text:p text:style-name="P4"><text:span text:style-name="T2">[6]</text:span> https://www.w3schools.com/html/html_form_elements.asp</text:p>
      <text:p text:style-name="P4"><text:span text:style-name="T2">[7]</text:span> https://www.w3schools.com/html/html_form_input_types.asp</text:p>
      <text:p text:style-name="P5"><text:span text:style-name="T2">[8]</text:span> https://www.w3schools.com/jsref/event_onsubmit.asp</text:p>
      <text:p text:style-name="P5"><text:span text:style-name="T2">[9]</text:span> https://www.formget.com/javascript-onsubmit/</text:p>
      <text:p text:style-name="P5"><text:span text:style-name="T2">[10]</text:span> See the heading “The Method Attribute” at https://www.w3schools.com/html/html_forms.asp</text:p>
      <text:p text:style-name="P5"><text:span text:style-name="T2">[11]</text:span> See the heading “The Action Attribute” at https://www.w3schools.com/html/html_forms.asp</text:p>
      <text:p text:style-name="P12"><text:span text:style-name="T2">[12]</text:span> https://www.thymeleaf.org/doc/tutorials/3.0/usingthymeleaf.html</text:p>
      <text:p text:style-name="P12"><text:span text:style-name="T2">[13]</text:span> https://ejs.co/#docs</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24T10:59:46.840029508</meta:creation-date>
    <dc:date>2019-12-24T15:08:39.478596537</dc:date>
    <meta:editing-duration>PT2H17M40S</meta:editing-duration>
    <meta:editing-cycles>12</meta:editing-cycles>
    <meta:generator>LibreOffice/6.3.3.2.0$Linux_X86_64 LibreOffice_project/30$Build-2</meta:generator>
    <meta:document-statistic meta:table-count="0" meta:image-count="0" meta:object-count="0" meta:page-count="1" meta:paragraph-count="29" meta:word-count="299" meta:character-count="2284" meta:non-whitespace-character-count="2023"/>
  </office:meta>
</office:document-meta>
</file>